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726cm"/>
    </style:style>
    <style:style style:name="gr3" style:family="graphic" style:parent-style-name="standard">
      <style:graphic-properties draw:stroke="none" draw:fill="none" fo:min-height="4.541cm"/>
    </style:style>
    <style:style style:name="gr4" style:family="graphic" style:parent-style-name="standard">
      <style:graphic-properties draw:stroke="none" draw:fill="none" fo:min-height="11.908cm"/>
    </style:style>
    <style:style style:name="gr5" style:family="graphic" style:parent-style-name="standard">
      <style:graphic-properties draw:stroke="none" draw:fill="none" fo:min-height="13.611cm"/>
    </style:style>
    <style:style style:name="gr6" style:family="graphic" style:parent-style-name="standard">
      <style:graphic-properties draw:stroke="none" draw:fill="none" fo:min-height="14.228cm"/>
    </style:style>
    <style:style style:name="gr7" style:family="graphic" style:parent-style-name="standard">
      <style:graphic-properties draw:fill-color="#ff9900" draw:opacity="30%" draw:textarea-vertical-align="middle"/>
    </style:style>
    <style:style style:name="gr8" style:family="graphic" style:parent-style-name="standard">
      <style:graphic-properties draw:stroke="none" draw:fill="none" fo:min-height="17.026cm"/>
    </style:style>
    <style:style style:name="gr9" style:family="graphic" style:parent-style-name="standard">
      <style:graphic-properties draw:stroke="none" draw:fill="none" fo:min-height="15.75cm"/>
    </style:style>
    <style:style style:name="gr10" style:family="graphic" style:parent-style-name="standard">
      <style:graphic-properties draw:fill-color="#ff6600" draw:opacity="100%" draw:opacity-name="Transparency_20_57" draw:textarea-vertical-align="middle"/>
    </style:style>
    <style:style style:name="gr11" style:family="graphic" style:parent-style-name="standard">
      <style:graphic-properties draw:stroke="none" draw:fill="none" fo:min-height="12.196cm"/>
    </style:style>
    <style:style style:name="gr12" style:family="graphic" style:parent-style-name="standard">
      <style:graphic-properties draw:fill-color="#ff9999" draw:opacity="100%" draw:opacity-name="Transparency_20_54" draw:textarea-vertical-align="middle"/>
    </style:style>
    <style:style style:name="gr13" style:family="graphic" style:parent-style-name="standard">
      <style:graphic-properties draw:stroke="none" draw:fill="none" fo:min-height="14.933cm"/>
    </style:style>
    <style:style style:name="gr14" style:family="graphic" style:parent-style-name="standard">
      <style:graphic-properties draw:stroke="none" draw:fill="none" fo:min-height="11.9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subtitle">
      <style:graphic-properties draw:fill-color="#ffffff" fo:min-height="8.412cm"/>
    </style:style>
    <style:style style:name="pr9" style:family="presentation" style:parent-style-name="Default-outline1">
      <style:graphic-properties fo:min-height="9.056cm"/>
    </style:style>
    <style:style style:name="P1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24pt" style:font-family-asian="Menlo-Regular" style:font-size-asian="18pt" style:font-family-complex="Menlo-Regular" style:font-size-complex="10.1999998092651pt"/>
    </style:style>
    <style:style style:name="P5" style:family="paragraph">
      <style:paragraph-properties fo:text-align="star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2pt" style:font-family-asian="Menlo-Regular" style:font-size-asian="18pt" style:font-family-complex="Menlo-Regular" style:font-size-complex="10.1999998092651pt"/>
    </style:style>
    <style:style style:name="P7" style:family="paragraph">
      <style:text-properties fo:font-family="Courier" style:font-style-name="Oblique" style:font-family-generic="modern" style:font-pitch="variable" fo:font-size="24pt" style:font-size-asian="24pt" style:font-size-complex="24pt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9" style:family="paragraph">
      <style:paragraph-properties fo:text-align="center"/>
    </style:style>
    <style:style style:name="P10" style:family="paragraph">
      <style:text-properties fo:font-family="Courier" style:font-style-name="Oblique" style:font-family-generic="modern" style:font-pitch="variable" fo:font-size="12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style-name="Oblique" style:font-family-generic="modern" style:font-pitch="variable" fo:font-size="12pt" style:font-family-asian="Menlo-Regular" style:font-size-asian="18pt" style:font-family-complex="Menlo-Regular" style:font-size-complex="10.1999998092651pt"/>
    </style:style>
    <style:style style:name="T1" style:family="text">
      <style:text-properties style:text-position="super 58%"/>
    </style:style>
    <style:style style:name="T2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3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family="Menlo-Regular" fo:font-size="24pt" style:font-family-asian="Menlo-Regular" style:font-size-asian="18pt" style:font-family-complex="Menlo-Regular" style:font-size-complex="10.1999998092651pt"/>
    </style:style>
    <style:style style:name="T5" style:family="text">
      <style:text-properties fo:color="#000000" fo:font-family="Menlo-Regular" fo:font-size="24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6" style:family="text">
      <style:text-properties fo:color="#000000" fo:font-family="Menlo-Regular" fo:font-size="12pt" style:font-family-asian="Menlo-Regular" style:font-size-asian="18pt" style:font-family-complex="Menlo-Regular" style:font-size-complex="10.1999998092651pt"/>
    </style:style>
    <style:style style:name="T7" style:family="text">
      <style:text-properties fo:color="#000000" fo:font-family="Menlo-Regular" fo:font-size="12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8" style:family="text">
      <style:text-properties fo:color="#000000" style:text-outline="false" style:text-line-through-style="none" fo:font-family="Courier" style:font-style-name="Oblique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T10" style:family="text">
      <style:text-properties fo:color="#000000" fo:font-family="Menlo-Regular" fo:font-size="18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11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bold" style:letter-kerning="true" style:font-family-asian="Menlo-Regular" style:font-size-asian="18pt" style:font-style-asian="normal" style:font-weight-asian="bold" style:font-family-complex="Menlo-Regular" style:font-size-complex="10.1999998092651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Courier" style:font-style-name="Oblique" style:font-family-generic="modern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Courier" style:font-style-name="Oblique" style:font-family-generic="modern" style:font-pitch="variable" fo:font-size="18pt" fo:font-style="normal" fo:text-shadow="none" style:text-underline-style="none" fo:font-weight="bold" style:letter-kerning="true" style:font-family-asian="Menlo-Regular" style:font-size-asian="18pt" style:font-style-asian="normal" style:font-weight-asian="bold" style:font-family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Courier" style:font-style-name="Oblique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n Is The Pl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>NYC PyData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8.128cm" svg:x="1.725cm" svg:y="3.556cm" presentation:class="outline" presentation:user-transformed="true">
          <draw:text-box>
            <text:list text:style-name="L2">
              <text:list-item>
                <text:p>Programmer focused on mechanics, not statistical theory</text:p>
              </text:list-item>
              <text:list-item>
                <text:p>Enough statistics to get you started understanding what is going on overall</text:p>
              </text:list-item>
              <text:list-item>
                <text:p>Get past high probability failure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o statistics/AI care about?</text:p>
          </draw:text-box>
        </draw:frame>
        <draw:frame presentation:style-name="pr7" draw:layer="layout" svg:width="25.199cm" svg:height="13.859cm" svg:x="1.362cm" svg:y="4.914cm" presentation:class="outline" presentation:user-transformed="true">
          <draw:text-box>
            <text:list text:style-name="L2">
              <text:list-item>
                <text:p>Understand how/why golf putts happen?</text:p>
                <text:list>
                  <text:list-item>
                    <text:p>Sociology of golf, Economics of golf, Physics of golf</text:p>
                  </text:list-item>
                  <text:list-item>
                    <text:p>Bayesians build a model to describe the data</text:p>
                  </text:list-item>
                </text:list>
              </text:list-item>
              <text:list-item>
                <text:p>Predict future golf putts:</text:p>
                <text:list>
                  <text:list-item>
                    <text:p>Deep Learning</text:p>
                    <text:list>
                      <text:list-item>
                        <text:p>Use fixed model + data to predict</text:p>
                      </text:list-item>
                    </text:list>
                  </text:list-item>
                  <text:list-item>
                    <text:p>Bayesian Inference </text:p>
                    <text:list>
                      <text:list-item>
                        <text:p>Write own model + data to predi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0.823cm" svg:height="13.859cm" svg:x="3.587cm" svg:y="4.913cm" presentation:class="outline" presentation:user-transformed="true">
          <draw:text-box>
            <text:list text:style-name="L2">
              <text:list-item>
                <text:p>Will a putt go in? </text:p>
                <text:list>
                  <text:list-item>
                    <text:p>Masters, Tiger Woods, Nov 6 2019, first putt?</text:p>
                  </text:list-item>
                </text:list>
              </text:list-item>
              <text:list-item>
                <text:p>Best possible answer?</text:p>
                <text:list>
                  <text:list-item>
                    <text:p>Return 0, putt will miss </text:p>
                  </text:list-item>
                  <text:list-item>
                    <text:p>Return 1, putt will go in</text:p>
                  </text:list-item>
                </text:list>
              </text:list-item>
              <text:list-item>
                <text:p>What is the best possible backend? </text:p>
                <text:list>
                  <text:list-item>
                    <text:p>Golf Data Weekly from the future </text:p>
                  </text:list-item>
                  <text:list-item>
                    <text:p>Simulation of parallel universe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Ideal Golf Betting App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l Authoring for Beginner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_or_miss(putt info) =&gt; [0,1]</text:p>
                  </text:list-item>
                  <text:list-item>
                    <text:p>0 means miss, 1 means the put goes in (sink) 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One putt cannot miss twice or sink twice</text:p>
                  </text:list-item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 Important Philosophical Point</text:p>
          </draw:text-box>
        </draw:frame>
        <draw:frame presentation:style-name="pr7" draw:layer="layout" svg:width="25.199cm" svg:height="15.155cm" svg:x="1.4cm" svg:y="4.914cm" presentation:class="outline" presentation:user-transformed="true">
          <draw:text-box>
            <text:list text:style-name="L2">
              <text:list-item>
                <text:p>Can't model world for detail and scope reasons</text:p>
                <text:list>
                  <text:list-item>
                    <text:p>Detail: Computationally too big, don't have theory</text:p>
                  </text:list-item>
                  <text:list-item>
                    <text:p>Scope: Computationally too big, don't have data</text:p>
                  </text:list-item>
                </text:list>
              </text:list-item>
              <text:list-item>
                <text:p>We can approximate however by averaging things out</text:p>
                <text:list>
                  <text:list-item>
                    <text:p>We limit how much we look at</text:p>
                  </text:list-item>
                  <text:list-item>
                    <text:p>We ignore interactions hoping it won't matter</text:p>
                  </text:list-item>
                </text:list>
              </text:list-item>
              <text:list-item>
                <text:p><text:s/>This gets us uncertainty</text:p>
                <text:list>
                  <text:list-item>
                    <text:p>Instead of 0 or 1, we say 0.01 or .5 or .9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certainty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alibration: .99 means that 99 times out of 100 we get X, 1 time we don't....over time.... </text:p>
              </text:list-item>
              <text:list-item>
                <text:p>Often abused, a system will claim .99 but it is not. </text:p>
              </text:list-item>
              <text:list-item>
                <text:p>Difficult to separate poor calibration from uncertainty.</text:p>
                <text:list>
                  <text:list-item>
                    <text:p>We don't get HTHT on coin flips all the time</text:p>
                  </text:list-item>
                  <text:list-item>
                    <text:p>Over large amounts of data we should get .5 H</text:p>
                  </text:list-item>
                  <text:list-item>
                    <text:p>We should also get HHHHH with enoug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<text:span text:style-name="T1">st</text:span> Revision to our model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s PuttBet modeling the entire universe? </text:p>
                <text:list>
                  <text:list-item>
                    <text:p>No</text:p>
                  </text:list-item>
                </text:list>
              </text:list-item>
              <text:list-item>
                <text:p>Does PuttBet have access to the future? </text:p>
                <text:list>
                  <text:list-item>
                    <text:p>No</text:p>
                  </text:list-item>
                </text:list>
              </text:list-item>
              <text:list-item>
                <text:p>The PuttBet app will now return chance in 5 to reflect our uncertainty.</text:p>
                <text:list>
                  <text:list-item>
                    <text:p>0 chance in 5 is 0% probability</text:p>
                  </text:list-item>
                  <text:list-item>
                    <text:p>5 chance in 5 if 100%</text:p>
                  </text:list-item>
                  <text:list-item>
                    <text:p>2.5 chance in 5 is 5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de it up in Stan</text:p>
          </draw:text-box>
        </draw:frame>
        <draw:frame draw:style-name="gr2" draw:text-style-name="P1" draw:layer="layout" svg:width="22.92cm" svg:height="14.976cm" svg:x="2.48cm" svg:y="4.064cm">
          <draw:text-box>
            <text:p><text:span text:style-name="T2">transformed data {</text:span></text:p>
            <text:p><text:span text:style-name="T2"><text:s text:c="3"/></text:span><text:span text:style-name="T2">int number_of_successful_crossings = 5100;</text:span></text:p>
            <text:p><text:span text:style-name="T2"><text:s text:c="3"/></text:span><text:span text:style-name="T2">int number_of_crossing_attempts =10000;</text:span></text:p>
            <text:p><text:span text:style-name="T2">}</text:span></text:p>
            <text:p><text:span text:style-name="T2"/></text:p>
            <text:p><text:span text:style-name="T2">parameters {</text:span></text:p>
            <text:p><text:span text:style-name="T2"><text:s text:c="3"/></text:span><text:span text:style-name="T2">real&lt;lower=0,upper=1&gt; safe_to_pass;</text:span></text:p>
            <text:p><text:span text:style-name="T2">}</text:span></text:p>
            <text:p><text:span text:style-name="T2"/></text:p>
            <text:p><text:span text:style-name="T2">model {</text:span></text:p>
            <text:p><text:span text:style-name="T2"><text:s text:c="2"/></text:span><text:span text:style-name="T2">number_of_successful_crossings</text:span></text:p>
            <text:p><text:span text:style-name="T2"><text:tab/></text:span><text:span text:style-name="T2"> <text:s/></text:span><text:span text:style-name="T2">~ binomial(number_of_crossing_attempts,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afe_to_pass);</text:span></text:p>
            <text:p><text:span text:style-name="T2">}</text:span></text:p>
            <text:p><text:span text:style-name="T2"/></text:p>
            <text:p><text:span text:style-name="T2"/></text:p>
            <text:p><text:span text:style-name="T2"/></text:p>
            <text:p><text:span text:style-name="T2">Save as 'zebra.stan' in directory </text:span></text:p>
            <text:p><text:span text:style-name="T3">Cmdstan-2.20.0/tm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pile and Run It</text:p>
          </draw:text-box>
        </draw:frame>
        <draw:frame draw:style-name="gr3" draw:text-style-name="P4" draw:layer="layout" svg:width="21.153cm" svg:height="4.791cm" svg:x="2.54cm" svg:y="4.826cm">
          <draw:text-box>
            <text:p text:style-name="P2"><text:span text:style-name="T4">cmdstan-2.20.0$ </text:span><text:span text:style-name="T5">make tmp/zebra.stan</text:span><text:span text:style-name="T4"> </text:span></text:p>
            <text:p text:style-name="P3"><text:span text:style-name="T4">make: Nothing to be done for `tmp/zebra.stan'.</text:span></text:p>
          </draw:text-box>
        </draw:frame>
        <draw:frame presentation:style-name="pr8" draw:text-style-name="P5" draw:layer="layout" svg:width="25.199cm" svg:height="8.412cm" svg:x="1.27cm" svg:y="6.777cm" presentation:class="subtitle" presentation:user-transformed="true">
          <draw:text-box>
            <text:p text:style-name="P5">The compiler expects the file name without a .stan suffix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ccessfully Compile</text:p>
          </draw:text-box>
        </draw:frame>
        <draw:frame draw:style-name="gr4" draw:text-style-name="P6" draw:layer="layout" svg:width="26.797cm" svg:height="12.158cm" svg:x="0.563cm" svg:y="6.225cm">
          <draw:text-box>
            <text:p text:style-name="P2"><text:span text:style-name="T6">cmdstan-2.20.0$ </text:span><text:span text:style-name="T7">make tmp/zebra</text:span></text:p>
            <text:p text:style-name="P2"><text:span text:style-name="T6"/></text:p>
            <text:p text:style-name="P2"><text:span text:style-name="T6">--- Translating Stan model to C++ code ---</text:span></text:p>
            <text:p text:style-name="P2"><text:span text:style-name="T6">bin/stanc <text:s/>--o=tmp/zebra.hpp tmp/zebra.stan</text:span></text:p>
            <text:p text:style-name="P2"><text:span text:style-name="T6">Model name=zebra_model</text:span></text:p>
            <text:p text:style-name="P2"><text:span text:style-name="T6">Input file=tmp/zebra.stan</text:span></text:p>
            <text:p text:style-name="P2"><text:span text:style-name="T6">Output file=tmp/zebra.hpp</text:span></text:p>
            <text:p text:style-name="P2"><text:span text:style-name="T6"/></text:p>
            <text:p text:style-name="P2"><text:span text:style-name="T6">--- Compiling, linking C++ code ---</text:span></text:p>
            <text:p text:style-name="P2"><text:span text:style-name="T6">clang++ -std=c++1y -Wno-unknown-warning-option -Wno-tautological-compare -Wno-sign-compare <text:s text:c="5"/>-O3 -I src -I stan/src -I stan/lib/stan_math/ -I stan/lib/stan_math/lib/eigen_3.3.3 -I stan/lib/stan_math/lib/boost_1.69.0 -I stan/lib/stan_math/lib/sundials_4.1.0/include <text:s text:c="3"/>-DBOOST_RESULT_OF_USE_TR1 -DBOOST_NO_DECLTYPE -DBOOST_DISABLE_ASSERTS -DBOOST_PHOENIX_NO_VARIADIC_EXPRESSION <text:s text:c="4"/>-c -include-pch stan/src/stan/model/model_header.hpp.gch -x c++ -o tmp/zebra.o tmp/zebra.hpp</text:span></text:p>
            <text:p text:style-name="P2"><text:span text:style-name="T6">clang++ -std=c++1y -Wno-unknown-warning-option -Wno-tautological-compare -Wno-sign-compare <text:s text:c="5"/>-O3 -I src -I stan/src -I stan/lib/stan_math/ -I stan/lib/stan_math/lib/eigen_3.3.3 -I stan/lib/stan_math/lib/boost_1.69.0 -I stan/lib/stan_math/lib/sundials_4.1.0/include <text:s text:c="3"/>-DBOOST_RESULT_OF_USE_TR1 -DBOOST_NO_DECLTYPE -DBOOST_DISABLE_ASSERTS -DBOOST_PHOENIX_NO_VARIADIC_EXPRESSION <text:s text:c="18"/>src/cmdstan/main.o stan/lib/stan_math/lib/sundials_4.1.0/lib/libsundials_nvecserial.a stan/lib/stan_math/lib/sundials_4.1.0/lib/libsundials_cvodes.a stan/lib/stan_math/lib/sundials_4.1.0/lib/libsundials_idas.a <text:s/>tmp/zebra.o -o tmp/zebra</text:span></text:p>
            <text:p text:style-name="P2"><text:span text:style-name="T6">cmdstan-2.20.0$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 Compilation Trick</text:p>
          </draw:text-box>
        </draw:frame>
        <draw:frame presentation:style-name="pr7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8">Often there are errors, you need to clean out </text:span></text:p>
                <text:p text:style-name="P2"><text:span text:style-name="T8">tmp/&lt;program&gt;.o and tmp/&lt;program&gt;.hpp </text:span></text:p>
              </text:list-item>
              <text:list-item>
                <text:p text:style-name="P2"><text:span text:style-name="T8">Want to leave</text:span></text:p>
                <text:p text:style-name="P2"><text:span text:style-name="T8">tmp/&lt;program&gt;.stan</text:span></text:p>
              </text:list-item>
            </text:list>
            <text:p text:style-name="P2"><text:span text:style-name="T8"/></text:p>
            <text:p text:style-name="P2"><text:span text:style-name="T8">$ rm tmp/&lt;program&gt;.[^stan]; make tmp/&lt;progra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</text:p>
          </draw:text-box>
        </draw:frame>
        <draw:frame draw:style-name="gr5" draw:text-style-name="P8" draw:layer="layout" svg:width="14.532cm" svg:height="13.861cm" svg:x="6.843cm" svg:y="6.205cm">
          <draw:text-box>
            <text:p text:style-name="P2"><text:span text:style-name="T9">cmdstan-2.20.0$ </text:span><text:span text:style-name="T10">./tmp/zebra optimize</text:span></text:p>
            <text:p text:style-name="P2"><text:span text:style-name="T9">method = optimize</text:span></text:p>
            <text:p text:style-name="P2"><text:span text:style-name="T9"><text:s text:c="2"/></text:span><text:span text:style-name="T9">optimize</text:span></text:p>
            <text:p text:style-name="P2"><text:span text:style-name="T9"><text:s text:c="4"/></text:span><text:span text:style-name="T9">algorithm = lbfgs (Default)</text:span></text:p>
            <text:p text:style-name="P2"><text:span text:style-name="T9"><text:s text:c="6"/></text:span><text:span text:style-name="T9">lbfgs</text:span></text:p>
            <text:p text:style-name="P2"><text:span text:style-name="T9"><text:s text:c="8"/></text:span><text:span text:style-name="T9">init_alpha = 0.001 (Default)</text:span></text:p>
            <text:p text:style-name="P2"><text:span text:style-name="T9"><text:s text:c="8"/></text:span><text:span text:style-name="T9">tol_obj = 9.9999999999999998e-13 (Default)</text:span></text:p>
            <text:p text:style-name="P2"><text:span text:style-name="T9"><text:s text:c="8"/></text:span><text:span text:style-name="T9">tol_rel_obj = 10000 (Default)</text:span></text:p>
            <text:p text:style-name="P2"><text:span text:style-name="T9"><text:s text:c="8"/></text:span><text:span text:style-name="T9">tol_grad = 1e-08 (Default)</text:span></text:p>
            <text:p text:style-name="P2"><text:span text:style-name="T9"/></text:p>
            <text:p text:style-name="P2"><text:span text:style-name="T9">&lt;SNIP&gt;</text:span></text:p>
            <text:p text:style-name="P2"><text:span text:style-name="T9"/></text:p>
            <text:p text:style-name="P2"><text:span text:style-name="T9">output</text:span></text:p>
            <text:p text:style-name="P3"><text:span text:style-name="T9"><text:s text:c="2"/></text:span><text:span text:style-name="T9">file = output.csv (Defau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ine Output</text:p>
          </draw:text-box>
        </draw:frame>
        <draw:frame draw:style-name="gr6" draw:text-style-name="P8" draw:layer="layout" svg:width="20.708cm" svg:height="14.478cm" svg:x="3.168cm" svg:y="4.572cm">
          <draw:text-box>
            <text:p text:style-name="P2"><text:span text:style-name="T9"># stan_version_major = 2</text:span></text:p>
            <text:p text:style-name="P2"><text:span text:style-name="T9"># stan_version_minor = 20</text:span></text:p>
            <text:p text:style-name="P2"><text:span text:style-name="T9"># stan_version_patch = 0</text:span></text:p>
            <text:p text:style-name="P2"><text:span text:style-name="T9"># model = zebra_model</text:span></text:p>
            <text:p text:style-name="P2"><text:span text:style-name="T9"># method = optimize</text:span></text:p>
            <text:p text:style-name="P2"><text:span text:style-name="T9"># <text:s text:c="2"/>optimize</text:span></text:p>
            <text:p text:style-name="P2"><text:span text:style-name="T9"># <text:s text:c="4"/>algorithm = lbfgs (Default)</text:span></text:p>
            <text:p text:style-name="P2"><text:span text:style-name="T9"># <text:s text:c="6"/>lbfgs</text:span></text:p>
            <text:p text:style-name="P2"><text:span text:style-name="T9"/></text:p>
            <text:p text:style-name="P2"><text:span text:style-name="T9">&lt;SNIP&gt;</text:span></text:p>
            <text:p text:style-name="P2"><text:span text:style-name="T9"/></text:p>
            <text:p text:style-name="P2"><text:span text:style-name="T9">lp__,safe_to_pass</text:span></text:p>
            <text:p text:style-name="P2"><text:span text:style-name="T9">-6929.47,0.51</text:span></text:p>
          </draw:text-box>
        </draw:frame>
        <draw:rect draw:style-name="gr7" draw:text-style-name="P9" draw:layer="layout" svg:width="2.032cm" svg:height="0.762cm" svg:x="5.842cm" svg:y="14.986cm">
          <text:p/>
        </draw:rect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ts Get a Posterior</text:p>
          </draw:text-box>
        </draw:frame>
        <draw:frame draw:style-name="gr8" draw:text-style-name="P4" draw:layer="layout" svg:width="22.998cm" svg:height="17.276cm" svg:x="2.45cm" svg:y="3.7cm">
          <draw:text-box>
            <text:p text:style-name="P2"><text:span text:style-name="T4">cmdstan-2.20.0$</text:span><text:span text:style-name="T5"> ./tmp/zebra sample</text:span></text:p>
            <text:p text:style-name="P2"><text:span text:style-name="T4">method = sample (Default)</text:span></text:p>
            <text:p text:style-name="P2"><text:span text:style-name="T4"><text:s text:c="2"/></text:span><text:span text:style-name="T4">sample</text:span></text:p>
            <text:p text:style-name="P2"><text:span text:style-name="T4"><text:s text:c="4"/></text:span><text:span text:style-name="T4">num_samples = 1000 (Default)</text:span></text:p>
            <text:p text:style-name="P2"><text:span text:style-name="T4"><text:s/></text:span><text:span text:style-name="T4">&lt;SNIP&gt;</text:span></text:p>
            <text:p text:style-name="P2"><text:span text:style-name="T4">Iteration: <text:s text:c="3"/>1 / 2000 [ <text:s/>0%] <text:s/>(Warmup)</text:span></text:p>
            <text:p text:style-name="P2"><text:span text:style-name="T4">Iteration: <text:s/>100 / 2000 [ <text:s/>5%] <text:s/>(Warmup)</text:span></text:p>
            <text:p text:style-name="P2"><text:span text:style-name="T4">&lt;SNIP&gt;</text:span></text:p>
            <text:p text:style-name="P2"><text:span text:style-name="T4">Iteration: 1001 / 2000 [ 50%] <text:s/>(Sampling)</text:span></text:p>
            <text:p text:style-name="P3"><text:span text:style-name="T4">Iteration: 1100 / 2000 [ 55%] <text:s/>(Sampling)</text:span></text:p>
            <text:p text:style-name="P3"><text:span text:style-name="T4">&lt;SNIP&gt;</text:span></text:p>
            <text:p text:style-name="P2"><text:span text:style-name="T4"><text:s/></text:span><text:span text:style-name="T4">Elapsed Time: 0.01954 seconds (Warm-up)</text:span></text:p>
            <text:p text:style-name="P2"><text:span text:style-name="T4"><text:s text:c="15"/></text:span><text:span text:style-name="T4">0.038559 seconds (Sampling)</text:span></text:p>
            <text:p text:style-name="P2"><text:span text:style-name="T4"><text:s text:c="15"/></text:span><text:span text:style-name="T4">0.058099 seconds (Total)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ine Posterior</text:p>
          </draw:text-box>
        </draw:frame>
        <draw:frame draw:style-name="gr9" draw:text-style-name="P8" draw:layer="layout" svg:width="26.126cm" svg:height="16cm" svg:x="1.016cm" svg:y="4.826cm">
          <draw:text-box>
            <text:p><text:span text:style-name="T11">cmdstan-2.20.0$ </text:span><text:span text:style-name="T12">less output.csv</text:span></text:p>
            <text:p>&lt;SNIP&gt;</text:p>
            <text:p>lp__,accept_stat__,stepsize__,treedepth__,n_leapfrog__,divergent__,energy__,safe_to_pass</text:p>
            <text:p text:style-name="P2"><text:span text:style-name="T9"># Adaptation terminated</text:span></text:p>
            <text:p text:style-name="P2"><text:span text:style-name="T9"># Step size = 0.867836</text:span></text:p>
            <text:p text:style-name="P2"><text:span text:style-name="T9"># Diagonal elements of inverse mass matrix:</text:span></text:p>
            <text:p text:style-name="P2"><text:span text:style-name="T9"># 0.000382415</text:span></text:p>
            <text:p text:style-name="P2"><text:span text:style-name="T9">-6931.04,0.984271,0.867836,2,3,0,6931.27,</text:span><text:span text:style-name="T9"><text:tab/></text:span><text:span text:style-name="T9"><text:tab/></text:span><text:span text:style-name="T9">0.50696</text:span></text:p>
            <text:p text:style-name="P2"><text:span text:style-name="T9">-6930.86,1,0.867836,2,3,0,6931.02,</text:span><text:span text:style-name="T9"><text:tab/></text:span><text:span text:style-name="T9"><text:tab/></text:span><text:span text:style-name="T9"><text:tab/></text:span><text:span text:style-name="T9"><text:tab/></text:span><text:span text:style-name="T9">0.509773</text:span></text:p>
            <text:p text:style-name="P2"><text:span text:style-name="T9">-6931.25,0.923685,0.867836,1,3,0,6931.43,</text:span><text:span text:style-name="T9"><text:tab/></text:span><text:span text:style-name="T9"><text:tab/></text:span><text:span text:style-name="T9">0.505596</text:span></text:p>
            <text:p text:style-name="P2"><text:span text:style-name="T9">-6931.32,0.996916,0.867836,2,7,0,6931.32,</text:span><text:span text:style-name="T9"><text:tab/></text:span><text:span text:style-name="T9"><text:tab/></text:span><text:span text:style-name="T9">0.51481</text:span></text:p>
            <text:p text:style-name="P2"><text:span text:style-name="T9">&lt;SNIP&gt;</text:span></text:p>
            <text:p text:style-name="P2"><text:span text:style-name="T9">-6931.15,0.90582,0.867836,1,3,0,6931.75</text:span><text:span text:style-name="T9"><text:tab/></text:span><text:span text:style-name="T9"><text:tab/></text:span><text:span text:style-name="T9">0.50619</text:span></text:p>
            <text:p text:style-name="P2"><text:span text:style-name="T9">-6931.12,0.897298,0.867836,1,3,0,6932.16,</text:span><text:span text:style-name="T9"><text:tab/></text:span><text:span text:style-name="T9"><text:tab/></text:span><text:span text:style-name="T9">0.513595</text:span></text:p>
            <text:p text:style-name="P2"><text:span text:style-name="T9"># </text:span></text:p>
            <text:p text:style-name="P2"><text:span text:style-name="T9"># <text:s/>Elapsed Time: 0.01954 seconds (Warm-up)</text:span></text:p>
            <text:p text:style-name="P2"><text:span text:style-name="T9"># <text:s text:c="15"/>0.038559 seconds (Sampling)</text:span></text:p>
            <text:p text:style-name="P2"><text:span text:style-name="T9"># <text:s text:c="15"/>0.058099 seconds (Total)</text:span></text:p>
          </draw:text-box>
        </draw:frame>
        <draw:rect draw:style-name="gr10" draw:text-style-name="P9" draw:layer="layout" svg:width="3.302cm" svg:height="6.35cm" svg:x="14.986cm" svg:y="11.43cm">
          <text:p/>
        </draw:rect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>More Useful Output</text:p>
          </draw:text-box>
        </draw:frame>
        <draw:frame draw:style-name="gr11" draw:text-style-name="P11" draw:layer="layout" svg:width="22.098cm" svg:height="12.446cm" svg:x="2.794cm" svg:y="5.08cm">
          <draw:text-box>
            <text:p text:style-name="P2"><text:span text:style-name="T13">cmdstan-2.20.0$ </text:span><text:span text:style-name="T14">bin/stansummary output.csv</text:span><text:span text:style-name="T13"> </text:span></text:p>
            <text:p text:style-name="P2"><text:span text:style-name="T15">Inference for Stan model: zebra_model</text:span></text:p>
            <text:p text:style-name="P2"><text:span text:style-name="T15">1 chains: each with iter=(1000); warmup=(0); thin=(1); 1000 iterations saved.</text:span></text:p>
            <text:p text:style-name="P2"><text:span text:style-name="T15"/></text:p>
            <text:p text:style-name="P2"><text:span text:style-name="T15">Warmup took (0.020) seconds, 0.020 seconds total</text:span></text:p>
            <text:p text:style-name="P2"><text:span text:style-name="T15">Sampling took (0.039) seconds, 0.039 seconds total</text:span></text:p>
            <text:p text:style-name="P2"><text:span text:style-name="T15"/></text:p>
            <text:p text:style-name="P2"><text:span text:style-name="T15"><text:s text:c="17"/></text:span><text:span text:style-name="T15">Mean <text:s text:c="4"/>MCSE <text:s text:c="2"/>StdDev <text:s text:c="4"/>5% <text:s text:c="3"/>50% <text:s text:c="3"/>95% <text:s/>N_Eff <text:s/>N_Eff/s <text:s text:c="3"/>R_hat</text:span></text:p>
            <text:p text:style-name="P2"><text:span text:style-name="T15">lp__ <text:s text:c="11"/>-6931 <text:s/>4.3e-02 <text:s/>7.6e-01 <text:s/>-6933 <text:s/>-6931 <text:s/>-6931 <text:s text:c="3"/>311 <text:s text:c="4"/>8066 <text:s/>1.0e+00</text:span></text:p>
            <text:p text:style-name="P2"><text:span text:style-name="T15">accept_stat__ <text:s text:c="3"/>0.95 <text:s/>2.2e-03 <text:s/>7.4e-02 <text:s text:c="2"/>0.79 <text:s text:c="2"/>0.98 <text:s text:c="3"/>1.0 <text:s text:c="2"/>1093 <text:s text:c="3"/>28352 <text:s/>1.0e+00</text:span></text:p>
            <text:p text:style-name="P2"><text:span text:style-name="T15">stepsize__ <text:s text:c="6"/>0.87 <text:s/>3.1e-15 <text:s/>3.1e-15 <text:s text:c="2"/>0.87 <text:s text:c="2"/>0.87 <text:s text:c="2"/>0.87 <text:s text:c="3"/>1.0 <text:s text:c="6"/>26 <text:s/>1.0e+00</text:span></text:p>
            <text:p text:style-name="P2"><text:span text:style-name="T15">treedepth__ <text:s text:c="6"/>1.5 <text:s/>1.9e-02 <text:s/>5.7e-01 <text:s text:c="3"/>1.0 <text:s text:c="3"/>1.0 <text:s text:c="3"/>2.0 <text:s text:c="3"/>932 <text:s text:c="3"/>24168 <text:s/>1.0e+00</text:span></text:p>
            <text:p text:style-name="P2"><text:span text:style-name="T15">n_leapfrog__ <text:s text:c="5"/>3.1 <text:s/>6.5e-02 <text:s/>1.9e+00 <text:s text:c="3"/>1.0 <text:s text:c="3"/>3.0 <text:s text:c="3"/>7.0 <text:s text:c="3"/>806 <text:s text:c="3"/>20904 <text:s/>1.0e+00</text:span></text:p>
            <text:p text:style-name="P2"><text:span text:style-name="T15">divergent__ <text:s text:c="5"/>0.00 <text:s/>0.0e+00 <text:s/>0.0e+00 <text:s text:c="2"/>0.00 <text:s text:c="2"/>0.00 <text:s text:c="2"/>0.00 <text:s text:c="3"/>500 <text:s text:c="3"/>12967 <text:s text:c="5"/>nan</text:span></text:p>
            <text:p text:style-name="P2"><text:span text:style-name="T15">energy__ <text:s text:c="8"/>6932 <text:s/>5.9e-02 <text:s/>1.0e+00 <text:s text:c="2"/>6931 <text:s text:c="2"/>6932 <text:s text:c="2"/>6934 <text:s text:c="3"/>304 <text:s text:c="4"/>7890 <text:s/>1.0e+00</text:span></text:p>
            <text:p text:style-name="P2"><text:span text:style-name="T15">safe_to_pass <text:s text:c="4"/>0.51 <text:s/>2.5e-04 <text:s/>5.0e-03 <text:s text:c="2"/>0.50 <text:s text:c="2"/>0.51 <text:s text:c="2"/>0.52 <text:s text:c="3"/>405 <text:s text:c="3"/>10511 <text:s/>1.0e+00</text:span></text:p>
            <text:p text:style-name="P2"><text:span text:style-name="T15"/></text:p>
            <text:p text:style-name="P2"><text:span text:style-name="T15">Samples were drawn using hmc with nuts.</text:span></text:p>
            <text:p text:style-name="P2"><text:span text:style-name="T15">For each parameter, N_Eff is a crude measure of effective sample size,</text:span></text:p>
            <text:p text:style-name="P2"><text:span text:style-name="T15">and R_hat is the potential scale reduction factor on split chains (at </text:span></text:p>
            <text:p text:style-name="P2"><text:span text:style-name="T15">convergence, R_hat=1).</text:span></text:p>
          </draw:text-box>
        </draw:frame>
        <draw:rect draw:style-name="gr12" draw:text-style-name="P9" draw:layer="layout" svg:width="22.606cm" svg:height="0.762cm" svg:x="2.895cm" svg:y="11.545cm">
          <text:p/>
        </draw:rect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ving over to an IDE and post processing tool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studio </text:p>
                <text:list>
                  <text:list-item>
                    <text:p>Superior data preprocessing</text:p>
                  </text:list-item>
                  <text:list-item>
                    <text:p>Superior posterior processing</text:p>
                  </text:list-item>
                </text:list>
              </text:list-item>
              <text:list-item>
                <text:p>Running same model</text:p>
              </text:list-item>
              <text:list-item>
                <text:p>ShinyStan post proces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at is Sampling?</text:p>
          </draw:text-box>
        </draw:frame>
        <draw:frame presentation:style-name="pr9" draw:layer="layout" svg:width="25.199cm" svg:height="9.056cm" svg:x="1.27cm" svg:y="7.366cm" presentation:class="outline" presentation:user-transformed="true">
          <draw:text-box>
            <text:list text:style-name="L2">
              <text:list-item>
                <text:p>Grid approximation</text:p>
              </text:list-item>
              <text:list-item>
                <text:p>Metropolis Hastings</text:p>
              </text:list-item>
              <text:list-item>
                <text:p>HMC with N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rid Sampling</text:p>
          </draw:text-box>
        </draw:frame>
        <draw:frame draw:style-name="gr13" draw:layer="layout" svg:width="23.658cm" svg:height="15.183cm" svg:x="2.758cm" svg:y="3.81cm">
          <draw:text-box>
            <text:p>transformed data {</text:p>
            <text:p><text:tab/> <text:s text:c="5"/>int attempts= 10;</text:p>
            <text:p><text:s text:c="5"/><text:tab/> <text:s text:c="5"/>int successes=5;</text:p>
            <text:p><text:tab/> <text:s text:c="5"/>print("attempts",attempts,"successes",successes);</text:p>
            <text:p>}</text:p>
            <text:p>generated quantities {</text:p>
            <text:p><text:tab/> <text:s/>real total = 0.0;</text:p>
            <text:p><text:tab/> <text:s/>for (value in {.1,.2,.3,.4,.5,.6,.7,.8,.9,.999}) {</text:p>
            <text:p><text:tab/> <text:s text:c="5"/>real probability_at_value</text:p>
            <text:p><text:tab/> <text:s text:c="5"/><text:tab/> <text:s text:c="2"/>= exp(binomial_lpmf(successes|attempts,value));</text:p>
            <text:p><text:tab/> <text:s text:c="5"/>total += probability_at_value;</text:p>
            <text:p><text:tab/> <text:s/>}</text:p>
            <text:p><text:tab/> <text:s/>for (value in {.1,.2,.3,.4,.5,.6,.7,.8,.9,.999}) {</text:p>
            <text:p><text:tab/> <text:s text:c="5"/>real probability_at_value = exp(binomial_lpmf(successes|attempts,value));</text:p>
            <text:p><text:tab/> <text:s text:c="5"/>print("grid value: ",value,</text:p>
            <text:p><text:tab/> <text:s text:c="5"/><text:tab/> <text:s text:c="3"/>" probability_at_value: ", probability_at_value/total);</text:p>
            <text:p><text:tab/> <text:s text:c="5"/>} <text:s/>}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ning grid_zebra.stan</text:p>
          </draw:text-box>
        </draw:frame>
        <draw:frame draw:style-name="gr14" draw:text-style-name="P8" draw:layer="layout" svg:width="26.73cm" svg:height="12.165cm" svg:x="1.27cm" svg:y="4.379cm">
          <draw:text-box>
            <text:p text:style-name="P2"><text:span text:style-name="T11">$ ./tmp/grid_zebra method=sample algorithm=fixed_param num_samples=1</text:span></text:p>
            <text:p text:style-name="P2"><text:span text:style-name="T11">&lt;SNIP&gt;</text:span></text:p>
            <text:p text:style-name="P2"><text:span text:style-name="T11">attempts10successes5</text:span></text:p>
            <text:p text:style-name="P2"><text:span text:style-name="T11">Iteration: 1 / 1 [100%] <text:s/>(Sampling)</text:span></text:p>
            <text:p text:style-name="P2"><text:span text:style-name="T11">grid value: 0.1 probability_at_value: 0.00163687</text:span></text:p>
            <text:p text:style-name="P2"><text:span text:style-name="T11">grid value: 0.2 probability_at_value: 0.0290671</text:span></text:p>
            <text:p text:style-name="P2"><text:span text:style-name="T11">grid value: 0.3 probability_at_value: 0.113214</text:span></text:p>
            <text:p text:style-name="P2"><text:span text:style-name="T11">grid value: 0.4 probability_at_value: 0.220728</text:span></text:p>
            <text:p text:style-name="P2"><text:span text:style-name="T11">grid value: 0.5 probability_at_value: 0.270708</text:span></text:p>
            <text:p text:style-name="P2"><text:span text:style-name="T11">grid value: 0.6 probability_at_value: 0.220728</text:span></text:p>
            <text:p text:style-name="P2"><text:span text:style-name="T11">grid value: 0.7 probability_at_value: 0.113214</text:span></text:p>
            <text:p text:style-name="P2"><text:span text:style-name="T11">grid value: 0.8 probability_at_value: 0.0290671</text:span></text:p>
            <text:p text:style-name="P2"><text:span text:style-name="T11">grid value: 0.9 probability_at_value: 0.00163687</text:span></text:p>
            <text:p text:style-name="P2"><text:span text:style-name="T11">grid value: 0.999 probability_at_value: 2.75822e-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ning Metropolis-Hasting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54" draw:display-name="Transparency 54" draw:style="radial" draw:cx="50%" draw:cy="50%" draw:start="50%" draw:end="0%" draw:border="0%"/>
    <draw:opacity draw:name="Transparency_20_57" draw:display-name="Transparency 57" draw:style="radial" draw:cx="50%" draw:cy="50%" draw:start="35%" draw:end="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T20H56M46S</meta:editing-duration>
    <meta:editing-cycles>25</meta:editing-cycles>
    <meta:generator>OpenOffice/4.1.3$Unix OpenOffice.org_project/413m1$Build-9783</meta:generator>
    <dc:date>2019-10-25T19:38:34</dc:date>
    <dc:creator>Breck Baldwin</dc:creator>
    <meta:document-statistic meta:object-count="112"/>
  </office:meta>
</office:document-meta>
</file>